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1.542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52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247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0.658cm"/>
    </style:style>
    <style:style style:name="co14" style:family="table-column">
      <style:table-column-properties fo:break-before="auto" style:column-width="0.79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8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1.815cm"/>
    </style:style>
    <style:style style:name="co19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61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1.429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1.383cm"/>
    </style:style>
    <style:style style:name="co26" style:family="table-column">
      <style:table-column-properties fo:break-before="auto" style:column-width="1.293cm"/>
    </style:style>
    <style:style style:name="co27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able-cell-properties fo:background-color="#7ffe00"/>
    </style:style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fe7f00"/>
    </style:style>
    <style:style style:name="ce2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fff200"/>
    </style:style>
    <style:style style:name="ce32" style:family="table-cell" style:parent-style-name="Default" style:data-style-name="N100">
      <style:table-cell-properties fo:background-color="#ffff00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8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2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2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2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2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 table:number-rows-repeated="2">
          <table:table-cell table:number-columns-repeated="13"/>
          <table:table-cell table:style-name="ce23"/>
          <table:table-cell table:number-columns-repeated="1010"/>
        </table:table-row>
        <table:table-row table:style-name="ro1">
          <table:table-cell table:number-columns-repeated="13"/>
          <table:table-cell table:style-name="ce24" office:value-type="string" calcext:value-type="string">
            <text:p>189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4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 table:number-rows-repeated="10482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19" table:default-cell-style-name="ce20"/>
        <table:table-column table:style-name="co23" table:default-cell-style-name="ce20"/>
        <table:table-column table:style-name="co14" table:default-cell-style-name="ce20"/>
        <table:table-column table:style-name="co3" table:number-columns-repeated="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4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4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4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3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4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4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4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4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4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3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1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4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4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4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4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4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4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3"/>
          <table:table-cell table:style-name="ce24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4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4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4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4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10"/>
        </table:table-row>
        <table:table-row table:style-name="ro1">
          <table:table-cell table:style-name="ce26" office:value-type="string" calcext:value-type="string">
            <text:p>RU000A100J18 (Домодедово выпуск 2 )</text:p>
          </table:table-cell>
          <table:table-cell table:style-name="ce26" table:number-columns-repeated="12"/>
          <table:table-cell/>
          <table:table-cell table:style-name="ce2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4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4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4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4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4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4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3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3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3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3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3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3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3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3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3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3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4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4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2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.00.0000</text:date>, <text:time style:data-style-name="N2" text:time-value="14:34:51.10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09-28T14:38:17.483000000</dc:date>
    <meta:editing-duration>P3DT7H52M10S</meta:editing-duration>
    <meta:editing-cycles>1351</meta:editing-cycles>
    <meta:document-statistic meta:table-count="2" meta:cell-count="6253" meta:object-count="0"/>
  </office:meta>
</office:document-meta>
</file>